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סליחה, זה לא מה שהזמנתי. שלום לכולם, אנחנו בעוד פרק של הפודקאסט סליחה, זה לא מה שהזמנתי. אנחנו עם תל בשן. טלו מייסד בית ספר למנהיגות תודעתית ומפתח שיטת אימפקט. ובוא נראה על מה הפרק היום. אז איך קראת לפרק היום?</text:p>
      <text:p text:style-name="Standard">אמרנו א אבל זה לא בהגדרת התפקיד. שלי.</text:p>
      <text:p text:style-name="Standard">אוקיי, אז</text:p>
      <text:p text:style-name="Standard">נכון,</text:p>
      <text:p text:style-name="Standard">על מה אנחנו הולכים לדבר?</text:p>
      <text:p text:style-name="Standard">אה, השם הזה זורק באמת למקומות של אנשים שאומרים אני לא רוצה לעשות את מה שהוא לא בתוך הגדרת התפקיד שלי, אבל לא, זה לא הכיוון שאנחנו הולכים אליו. אם אנחנו רוצים לחשוב על הפודקאסטים כמהלך ובכלל על הבית ספר, אז אמרנו לפודקאסט קוראים סליחה, זה לא משום ודיברנו על הפער הבלתי אפשרי הקבוע הזה שיש לנו א בין איך החיים שלנו מתקיימים לבין איך שהיינו רוצים שהם כמו בין הרצוי לבין המצוי. והעבודה שלנו היא לצמצם את הפר הזה. כי אמרנו שמי שחי בסך הכל בהלימה עם הרצונות שלו הוא בן אדם מאושר ומי שחי מאוד רחוק מהמצעות שלו א יהיה לו מאוד קשה להיות מאושר. זאת הגדרה רזה על הרעיון של אושר אבל היא הגדרה חשובה ובפודקאסט הקודם דיברנו לא מעט על רצונות ונתנו אפילו כמה כלים על כוסות פלסטיק ו אה וכולי. ובאופן עקרוני הלימוד שלנו והשיחות שלנו מתמקדות ברעיון הזה שיש קשר מאוד עמוק בין תודעה לבין מציאות ואפילו נפליג ונגזים ונאמר שהטענה הגבוהה שלנו אומרת שהמציאות היא השתקפות מוחלטת של התודעה כלומר החיים שאנחנו חיים והתוצאות שאנחנו משיגים הם השתקפות של מצב התודעה שלנו כאשר השאיפה שלנו היא להעמיק ולהכיר את התודעה שזה גם מילה מורכבת סך הכל המחשבות שלנו הרגשות שלנו אה ואנחנו רוצים להשפיע יותר על התודעה כדי לשפר את התוצאות שלנו.</text:p>
      <text:p text:style-name="Standard">אני פותחת סוגריים ואני אומרת אולי נקליט פרק על תודעה</text:p>
      <text:p text:style-name="Standard">אה</text:p>
      <text:p text:style-name="Standard">או שזה גבוה מדי.</text:p>
      <text:p text:style-name="Standard">אני אגיד לך א נראה לי שתודעה זה פרק שבודה צריך א להקליט או הארי הקדוש צריך להקליט או אנשים שממש מבינים מה זה תודה. אני חושב שרוב האנשים שמסתובבים היום על הכדור מבינים את התודעה דרך הביטויים שלה. אז אנחנו נישאר ברמה הזו אבל אני אני רוצה רגע ל</text:p>
      <text:p text:style-name="Standard">יכול להגיד לך איך אני רואה אותה באה לידי ביטוי ואיך אפשר להשפיע עליה ואני לא בטוח שאני מסוגל לבוא להגדיר במשפט מה זה תודה זה סך הכל של הרבה הרבה מאוד דברים בוודאי בוודאי אני רואה את הקשר בין החבילה הזו שיש פה לבין איכות החיים והתוצאות שאנשים משיגים והשאיפה בפודקאסטים זה כל פעם לתת איזה הצצה אחרת איך אפשר א לגעת באיזה חלק בחיווט הפנימי כדי שהפער הזה בין הרצוי למצוי צמצם אם זה בעבודה, אם זה במח יחסים, ילדים או הורים, לא כך משנה. עכשיו, תראי, אז אנחנו דיברנו הרבה על על תודעה ומציאות ונתנו כל מיני דוגמאות. אמרנו שהתודעה משפיעה על התוצאות יותר מהפעולות הרבה מאוד פעמים.</text:p>
      <text:p text:style-name="Standard">אה, למשל, נתנו דוגמה לשני גברים ששניהם מתקשרים לאישה שלהם 10 פעמים ביום, שותה, מה מה קורה? איפה את? אחד עושה את זה מתוך שורש של פחד לאבד אותה. כלומר, התודעה שלו, אם אנחנו חוזרים לקונספט שלו ד תודעת פחד ומה שמואר זה הפחד לאבד אותה ולכן הוא מגדיל את הסבירות שהוא יאבד אותה כלומר שני הגברים עושים את אותה פעולה שניהם א שולחים פרחים פעם ביום ושואלים 10 פעמים מה מאיפה אחד התוצאה שהוא מקבל זה שהקשר שלו עם האישה שלו הולך ומעמיק והשני התוצאה שהוא מקבל זה שהוא באמת זורקים אותו כלומר סוג של נבואה שמגשימה את עצמה ופה אנחנו כאילו מוכחים ברגע של השורש ממנו אני פועל כלומר התודעה ממנו אני פועל משפיעה על התוצאות בעולם שלי יותר מאשר הפעולות כי יש לנו שני אנשים שעשו את אותה פעולה אבל השורשים הם שונים כלומר התודעה היא שונה והתוצאה מתקשרת עם השורש ולא עם הפעולה נכון זאת דוגמה הביןס דעת לימור</text:p>
      <text:p text:style-name="Standard">כן עכשיו אני מאוד מבולבלת בעצם אתה מדבר איתי עכשיו על תודעות ועל שורש פעולה ובעצם הפרק מדבר על הוא ישר זורק אותי על תפיסת תפקיד על מה כתוב לי על עולם העבודה על מה כתוב לי בהגדרת תפקיד האם אני עושה את זה או לא עושה את זה</text:p>
      <text:p text:style-name="Standard">מה בין זה לזה</text:p>
      <text:p text:style-name="Standard">יופי יופי באמת כאילו יצרנו בלבול הרי אי אפשר לבוא ולהגיד שלפעולות אין משמעות, נכון?</text:p>
      <text:p text:style-name="Standard">אוקיי?</text:p>
      <text:p text:style-name="Standard">א כי אחרת היינו לגמרי ייצורים רוחניים. היינו חושבים גשם היה יורד גשם. היינו חושבים זוגיות מיד הייתה זוגיות. יש הרבה ספרים כאלה וסרטים הסוד וזה שמדברים רק על הפעולה המנטלית.</text:p>
      <text:p text:style-name="Standard">כן. אני אני אדמיין שיש לי חניה ממש צמוד לבית תהיה לי חני.</text:p>
      <text:p text:style-name="Standard">אז מדי פעם יש חניה. אני לא רוצה לזלזל בזה אבל אני חושב ש דמויות בסדר גודל שלנו אנושיות. צריכות לפעול כדי לקבל תוצאה. אבל בוא לא נשכח שאין שום פעולה שאין לה מימד מנטלי, מימד תודעתי. אוקיי? זאת אומרת, אתה לא יכול לפעול בלי תודעה.</text:p>
      <text:p text:style-name="Standard">אוקיי?</text:p>
      <text:p text:style-name="Standard"><text:soft-page-break/>אה, וגם תודעה כדי לבוא לידי ביטוי צריכה פעולה. זאת אומרת הרעיון הזה של being הוויה, פעולה doing והing תוצאה, be מה שאנחנו קוראים לו be do have, תמיד עובד ביחד. אתה לא יכול לתת B מאחד מהדברים האלה. עכשיו, תראי, בוא בוא נרד חזרה לקרקע, כי אני חושב שבפודקאסטים אנחנו רוצים בסוף אה א מצד אחד לרחף מעל הרעיונות המורכבים ומצד שני להיות מסוגלים לתת כלי שהוא יש בו איזה אחיזה במציאות יכול להשריש שורשים ואפשר לעשות אותו עבודה תפיסת תפקיד כמו שהיא נשמעת היא תפיסה is prcepttion ולכן זה ישב בתודעה אחד הדברים שהכי משפיעים על התנהגויות בעולם האמיתי זו תפיסת התפקיד שלי אז תפיסת תפקיד שמייצרת התנהגויות גם גוררת תוצאות</text:p>
      <text:p text:style-name="Standard">אני עכשיו עוצרת ואומרת אני רוצה דוגמה אוקיי, תראי, תודה תודה לימור, אני רק אגיד שתפיסת תפקיד יכולה להיות דבר מודע או דבר לא מודע ואנחנו נתמקד באלה שהם אינם מודעות כי הן ראקטיביות, כלומר הם לא בוחרות ליצור מציאות, הם מתנהלות. עכשיו אני אתן דוגמה מהעולם של ידים. עכשיו אני מקבל לא תגובות על הפודקאסטים ושואלים, מצד אחד זה משמח אנשים שמתמקדים בילדים כי הורוץ זה סוגיה משמעותית.</text:p>
      <text:p text:style-name="Standard">מצד שני, מה עם עבודה, מה עם פרנסה? אז אני רוצה רגע להגיד אני פונה לעם אני פונה לקהל הסיבה שאני בוחר להתמקד אה הרבה פעמים לתת דוגמאות מתוך העולם של הורות זה שבהורות יש פחות אגו א מאשר במערכת יחסים זוגית ופחות כוחות זרים במכאות כמו במערכת יחסים ארגונית בעבודה ולכן יותר קל להקשיב ללא התנגדות לרעיונות האלה כאשר מדובר בילדים שלנו כי שמה השאיפה הכי טבעית שלנו זה לקחת אחריות ולצמוח וגם יותר קנו לעשות את זה כי ה אין אין באמת מאבק אגו בין הילד לבין ההור יש</text:p>
      <text:p text:style-name="Standard">אבל עדיין זה משהו שאנחנו מסכים אתמודדו אז גם פה אני רוצה לתת דוגמה משם</text:p>
      <text:p text:style-name="Standard">אז אחרי הנאום לאומה</text:p>
      <text:p text:style-name="Standard">ספר לי תן לי שוב דוגמה מה על מה אנחנו מדברים ב</text:p>
      <text:p text:style-name="Standard">נגיד שתפיסה התפיסה ההורית שלי המודעת או הלא מודעת שלי שתפקידי כהורה זה לחשל את הילד שלי לחיים</text:p>
      <text:p text:style-name="Standard">אוקיי</text:p>
      <text:p text:style-name="Standard">ואז אז פתאום החבר'ה מזמינים אותי לטיול בסוף שבוע באיזה נחל בצפון ברמת הגונן ביהודיה ברמת הגונן ושואל אותי אם אני רוצה לבוא ואני אומר א לא מה פתאום זה מסוכן כי תפיסת התפקיד שלי אומרת שהתפקיד שלי זה לגן על הילד שלי ואם חלילה אני בסוף אסכים להגיע לשמה וילד שלי התקרב לנחל אז אני אגיד לו אל תתקרב לנחל כי זה מסוכן ואם הוא ייפול הנחל אני אחווה את זה כקישלון מאוד גדול כי אני קשלתי בהתנהגות שלי אה אל מול תפיסת התפקיד שלי כי תפיסת התפקיד שלי להגן על הילד שלי.</text:p>
      <text:p text:style-name="Standard">אוקיי? אז אני רק מתקנת. אמרת בהתחלה תפיסת התפקיד שלי היא לחשל את הילד שלי. אז לא, תפיסת התפקיד שלי היא להגן על הילד שלי.</text:p>
      <text:p text:style-name="Standard">אה, נכון, התבלבלתי בדוגמה. אז אוקיי, אז אם תפיסת התפקיד שלי זה שתפקידי א להגן על הילד שלי, אני אבדוק אם המסלול הזה בכלל מתאים. אם אני אגיע לנחל, אני אקפיד לשמור עליו. ואם חלילה נפל לנחל, אני אתפס את עצמי ככישלון אל מול תפיסת התפקיד, המודעת או הלא מודעת שלי. בסדר?</text:p>
      <text:p text:style-name="Standard">מצד שני, אם תפיסת התפקיד המודעת או הלא מודעת שלי היא לכשל את הילד שלי, אז אני אלך איתו לנחל וככל שהמסלול קשה יותר אני אלך איתו ואם חלילה יפול למים אני אולי אפילו אתן לו להיסחף טיפה ולא בהכרח אעזור לו כל עוד זה כמובן לא סכנת</text:p>
      <text:p text:style-name="Standard">ותשתמש במשפט העל מותים מה שלא הורג מחסה עד החתונה הזה יעבור ואם הילד שלי יצא מהמים רטוב וכועס ואולי אפילו שונא אותי ואולי ההורים האחרים אפילו יגידו א מה זה החוסר האחריות הזה אני עדיין יהיה מאוד מאוד מרוצה כי התוצאה שקיבלתי אל מול תפיסת התפקיד שלי היא בהלימה. תפיסת התפקיד הלא מודעת שהורה תפקידו לחשל את הלד לחיים. הנה הפעולה הזו חישלה את הילד שלי ולכן אני הורה מרוצה. כלומר תפיסת התפקיד קובעת הרבה מאוד פעמים איך אני מתנהג בחיים ואיך אני מתנהג בחיים. ברור שמשפיע על התוצאות שאני מקבל. כי אנחנו לא חוני מהגל שאומר יאללה שיר את גשם ובסוף יורד גשם. כי אנחנו לא ישות רוחנית בלדית. אנחנו צריכים לפעול כדי לקבל רובנו. צריכים פועל כדי לקבל תוצאות. אז הרעיון הזה ברור. זאת אומרת,</text:p>
      <text:p text:style-name="Standard">הרעיון הזה ברור. השאלה היא התפיסת תפקיד שלי יכולה להיות שונה מילד לילד. תפיסת תפקיד שונה א בעבודה, בזוגיות. זאת אומרת בכל כובע כזה אני יכולה לקרוא לזה כובעים. אתה לא אוהב את המילה?</text:p>
      <text:p text:style-name="Standard">לא. אני אגיד לך תפיסת תפקיד בין עבודה לבין ילדים כן אבל בין ילדים לא. למה? כי אם אנחנו מדברים על תפיסת תפקיד ראקטיבית יש תפיסת תפקיד ראקטיבית. תפיסה תפיסת תפקיד פרואקטיבית. תפיסת תפקיד פרואקטיבית היא שיש לי חופש, אני לא מופעל על ידי העבר, היא תפיסת תפקיד מודעת. אני ולשם אני רוצה להוביל את ה את הדיון הזה. אבל רוב תפיסות התפקיד שלנו אומרות משפט לא מודע שאומר מה שלא יהיה כמו אבא שלי אני לא אהיה.</text:p>
      <text:p text:style-name="Standard">אוקיי.</text:p>
      <text:p text:style-name="Standard">מה אני כן אהיה? לא החלטתי. מה התכלית של מה אני רוצה להיות? לא החלטתי. מה אני לא רוצה להיות אני יודע. כלומר תפיסת תפקיד לא מודעת היא תמיד ראקטיבית למשהו שקרה. אני לא יושב ומייצר חשיבה למה הוא מה היא תפיסת התפקיד הנכונה שלי.</text:p>
      <text:p text:style-name="Standard"><text:soft-page-break/>אז אם למשל בסדנאות פגשנו בחור שאבא שלו עזב את הבית כשהוא היה בן חמש ומאוד רע לו בבית והוא לא יעזוב כי אני לא אהיה אבא שלי. זה תפיסה מטר</text:p>
      <text:p text:style-name="Standard">בדיוק. זה</text:p>
      <text:p text:style-name="Standard">וזה לא דבר טוב. זאת אומרת זה דבר טוב לא לעזוב את הילדים אבל זה גורם לו להתנהגויות שהם התנהגויות ראקטיביות. אמרנו כבר שהטרגדיה של התודעה הראקטיבית זה שהיא בורת המציאות מני מנסה א לברוח. עכשיו יכול שיש ילד כזה שאומר אני מה שלא יהיה לא ינטוש את הילד שלי וזה גורם לו בסוף גם למדיניות התנהגות שחונקת את הילד שלו לא נותנת לו ספייס א הוא מוכן להכיל דברים שהורה לא אמור להכיל אותם נגיד בהתנהגות של הילד ובסוף זה יכול לשבור את הטה הממשפחתי</text:p>
      <text:p text:style-name="Standard">וזה זאת תפיסת תפקיד שהיא לא מודעת</text:p>
      <text:p text:style-name="Standard">בוודאי</text:p>
      <text:p text:style-name="Standard">ובעצם בסדנאות אתה מביא את זה למודע</text:p>
      <text:p text:style-name="Standard">בוא נשאר רגע ברעיון ה ברעיון הרזה בוא נשאל את השאלה</text:p>
      <text:p text:style-name="Standard">אוקיי נגיד אם כן מדברים על הרעיון הזה של תודעה ראקטיבית, לעומת תודעה פרואקטיבית, עובר קו מאוד מאוד ברור. תודעה ראקטיבית עוסקת בלמנוע עתיד. אני לא אין כמו אבא שלי. ותודעה פרואקטיבית עוסקת בשאלה איזה עתיד אני רוצה לממש. אוקיי? לכן כשאנחנו רוצים לבדוק תפיסות תפקיד בהורות, בעבודה, בזוגיות, גם בזוגיות יש תפיסת תפקיד. אתה יש לך תפקיד לא מודע של מה זה להיות בן זוג. האם אני צריך להגן על בת זוגי? האם אני א</text:p>
      <text:p text:style-name="Standard">נכון אנחנו לא יושבים עם נייר ואומרים טוב אני נכנס עכשיו לתפקיד הזוגיות מה היא תפיסת התפקיד שלי אני נכנס עכשיו לתפקיד ההורות אני לא יושב עם רשימה אני פשוט נהיה הורה ואני פשוט נהיה בן זוג ואני פשוט נהיה מנהל עוד בניהול זה עוד עוד הדיאלוג הזה עוד חי אבל במערכות הפרטיות זה לא קל עכשיו בוא נחזור למקום לקר כרגע איך אני יודע אם תפיסת תפקיד שלי היא טובה או לא טובה איך אני יודע אם תפיסת התפקיד הלא מודעת שלי כהורה בכלל היא מועילה כי אני על אוטומט, אני אבא שלי, אני אמא שלי, לא יהיה.</text:p>
      <text:p text:style-name="Standard">מה זה טובה או לא טובה? זה אומר, האם זה מונע עתיד לא רצוי או האם זה מביא עתיד רצוי? זה המבחן שלך? אם זה טוב או לא?</text:p>
      <text:p text:style-name="Standard">לא, אני שואל, בוא נבדוק רגע מה הוא בכלל המבחן של תפיסת תפקיד.</text:p>
      <text:p text:style-name="Standard">אוקיי?</text:p>
      <text:p text:style-name="Standard">אני נהיה הורה, יש אמא שמה שלא יהיה היא כל הזמן מגוננת על הילדה שלה. נכון? אסטרטגיה אחת יכולה להיות שהיא נותנת לה כלים ויש אמא שהיא כל הזמן גד שלא ישגעו בבית שלה. אם ילד פוגע בבית ספר, היא הולכת מדברת עם הילד, מדברת עם ההורה. אם מישהו זה, היא הולכת שורפת לו את האוטו. א היא יוצאת למלחמות. תפיסת התפקיד שלה זה לביאה. אני זה טוב או לא טוב?</text:p>
      <text:p text:style-name="Standard">באינסטינקט שלי אני אומרת זה לא טוב כי בעצם היא</text:p>
      <text:p text:style-name="Standard">אבל היא חושבת שזה מדהים.</text:p>
      <text:p text:style-name="Standard">היא עושה הכל במקום הילד.</text:p>
      <text:p text:style-name="Standard">ה היא גם תספר לחברות. אני לביאה, אני אני נלחמת. היא תגיד לילדים, אני מגינה אליכם, אף אחד לא ידבר אליכם ככה.</text:p>
      <text:p text:style-name="Standard">אבל אם אנחנו הולכים לעתיד אז זה בעצם יביא לנו אז ספיסת תפקיד. צריכה לשאול את עצמה אם היא טובה או לא טובה לפי רעיון אחר שנקרא חשיבה תוצאתית. רשמנו שזה אומר מה?</text:p>
      <text:p text:style-name="Standard">חשיבה תוצאתית אומרת מה התוצאה שההתנהגות שלי רוצה להשיג כאשר אני מסתכל הכי רחוק על ציר הזמן שאני דוחף את הרעיון את התוצאה של ציר הזמן הכי רחוק אני אתן לך דוגמה נגיד שמגיע לייעוץ בן אדם שאומר תקשיב אני צריך שתעזור לי אה א להעריך את הפטיל בן אדם מבוגר בן 60 אני נזר עם המבוגר להורג מלת האחרון בן אדם מבוגר בין 956 ו אה הוא אומר לי אני יש לי פטיל קצר ואני רוצה שתעזור לי להעריך את הפטיל הזה בסדר שיחת ייעוץ או קוצ'ינג לגיטימית נכון אני זאת התוצאה שבעיניו הוא רוצה להשיג עכשיו אנחנו נשאל אותו למה זו התוצאה שאתה רוצה להשיג למה זה חשוב אומר תראה אני יש לי חברת בנייה א אני אחראי על הקבלנים, על הפועלים, על הספקים ואח שלי מטפל בלקוחות, בשיווק א אני יש לי פטיל קצר וזה מסתדר עם הפועלים, אני צורח עליהם, צורכים עליי, יש מכות, הכל בסדר, מכירים אותי כבר 50 שנה אה ואח שלי מטפל בלקוחות. אני אומר לו, "אז מה הבעיה?"ך נראה לי חלוקה הגיעת אומר לי, "בעיה שאח שלי נפטר לו מזמן." טוב, מבוגרים אמרנו.</text:p>
      <text:p text:style-name="Standard">כן. א ועכשיו אני צריך לטפל בלקוחות. ואם אני אטפל בלקוחות עם הפטיל הקצר הזה, הסיכוי שהם ישארו בחברה הוא מאוד מאוד נמוך. אז מה היא התוצאה שהוא רוצה להשיג? התוצאה שהוא רוצה להשיג היא לא הערכת הפטיל. התוצאה שהוא רוצה להשיג היא שהלקוחות ישארו בחברה. הכלי שהוא רוצה, הדבר שהוא רוצה לפתור, הדבר שאליו הוא reactט, זה הפטיל הקצר. מי אמר שהדרך הכי אפקטיבית לשמר את הלקוחות בחברה? זה לנסות להעריך פטיל של בן אדם בן 95. כנראה שזה משימה מאוד מאוד מורכבת לשנות הרגל. זה אולי למנות מנכל חיצוני אה יותר אפקטיבי אולי למנות מישהו שטפל בכשרי לקוחות יותר אפקטיביים לעשות זאת אומרת חשיבה תוצאתית לא אומרת איזה בעיה אני רוצה לפתור זו שמונה אחת מולי אלא מה התוצאה הכי רחוקה על ציר הזמן שאני רוצה להשיג</text:p>
      <text:p text:style-name="Standard">במקרה הזה מה התוצאה לציר הזמן</text:p>
      <text:p text:style-name="Standard"><text:soft-page-break/>במקרה הזה התוצאה הכי זמן זה שימור הלקוחות והחוסן של החברה</text:p>
      <text:p text:style-name="Standard">אוקיי</text:p>
      <text:p text:style-name="Standard">הערכת הפטיל היא כלי ואנחנו הנטייה שלנו היא לפתור את הבעיות שמונחות אותנו מול העיניים. אני רוצה לצעוק על שיעור הלקוחות של הוט. למה? מה אתה רוצה? אני רוצה שיתנו לי שירות. אוקיי, זאת הדרך הכי אפקטיבית להעשיג שירות? לא בהכרח. אני רוצה לחזק את השרירים שלי. למה? כי אני רוצה להיות אטרקטיבי. למה? כי אני רוצה שאנשים ימשכו אליי. למה? כי אני רוצה זוגיות. רגע, עזוב. הנה קח את אחותי, מכיר אות. קח. אני יכול להגיע לשם למקום אחר. עכשיו בוא נוריד את זה למקום יותר יותר מורכב, יותר אינטליגנטי. אני כהורה צריך לשאול מה יחשב כהצלחת התפקיד ההורי שלי? איך אני שאני כהורה הצלחתי. עכשיו מה זה אומר? חשיבה תוצאתית אומרת למשוך את הרעיון הכי רחוק על ציר הזמן ולראות האם בנקודה הכי רחוקה על ציר הזמן מה שקיבלתי מוצחן בעיניים. כלומר למתוח את הילד שלי לגיל המבוגר שלו.</text:p>
      <text:p text:style-name="Standard">אז בוא נחזור ליהודיה. תן לנו את הדוגמה.</text:p>
      <text:p text:style-name="Standard">לא אני דווקא קשר בדוגמה מורכבת הפעם כי זה כי זה כי זה</text:p>
      <text:p text:style-name="Standard">זה תפיסת תפקיד נשמעת כמו דבר פשוט והיא דבר מורכב. אוקיי? אז אני אתעקש פה. אז אם אנחנו ננהל עכשיו שיחה של 10 דקות ואת תגיד אני אשאל אותך איך תדעי שאצלחת כאור תגידי לי הילד הוא עצמאי אז אני אגיד לך עצמאי זאת המטרה הסופית של האורות שלך לא אני רוצה שהוא יצליח בחיים למה את רוצה שהוא יצליח בחיים וככל שנשאל יותר למה כאלה על רוצה שהוא יהיה מכונך שאני רוצה שהוא יהיה עצמאי שתהיה לו קריירה את תראי שכל התשובות האלה משרטות רעיון יותר רחוק סוף יותר מעניין ותראי שאם היינו מדברים אני רוצה שהוא יעצמאי ושת קריירה והוא יהיה נאמן לעצמו ותה טה טה טה בסוף אנחנו נגיע למין משפט כזה שנגיד אני רוצה שהילד הזה יהיה בן אדם מאושר אם אני אמות ואני אדע ששלושת הילדים שלי צמכו להיות מבוגרים מאושרים אז א וואלה שיחקתי אותה כורה נכון מצד שני אם אני אדע שהילדים שלי צמחו להיות ילדים שיודעים לדאוג לעצמם אבל הם מומללים אז לא שיחקתי אותה כיורה כלומר אני צריך לשאול את עצמי שאלה וזו זו שא שאלה באמת אם אפשר לפנות למה אה שאלו את עצמכם מה יחשב על ציר הזמן הכי רחוק כהצלחה העמוקה שלכם כהורים והכל תשובה שתתנו תשאלו למה עכשיו אנחנו מתפתחים אם נגיד נסכים כי זה הסכמה סבירה שהצלחה שלי כהורה זה לגדל ילד שהופך להיות אדם מאושר לא ילד מאושר כי יכול להיות שהדרך לשם עוברת דרך הרבה תסכולים אז השאלה החשובה הבאה תהיה מה הופך אדם באשר הוא אדם לאדם מאושר זה בזה קצת נגענו בפרק הקודם בעצם על רצון</text:p>
      <text:p text:style-name="Standard">בוא נעשה נכון בוא בוא בוא נלקט אה נגיד שבן אדם מאושר א הוא בן אדם שחי בהלימהים הרצונות שלו כמו שאמרנו בפודקאסט הקודם א בן אדם שחי באלימהים הרצונות שלו כנראה שהסיכוי שלו להיות מאושר הוא יותר גדול מאשר סיכוי שלב בן אדם שלא חי בעלימיים רצונות שלו. אוקיי, הבנתי. אני רוצה ילד מאושר שיצחות בן אדם מאושר. זה אומר שהילד הזה חייב ללמוד לחיות בעלימים הרצונות שלו. תכף נפתח את זה. מה עוד צריך להיות בן אדם כדי להיות ב כדי להתפתח להיות בן אדם מאושר? הוא צריך להיות שלם עם סך הקו, עם איך שהוא נראה לגיטימציה לכל הרגשות שלו, לכל המחשבות שלו. נכון? אהבה, קבלה עצמית. מה עוד צריך בן אדם להיות בן אדם מאושר? נגיד מוסר בסיסי. לא לפגוע באחרים, לא לגנוב, לא להנוס. קשה להיות מאושר כשאתה פוגע באחרים, אבל שכל הורה או כל מנהל או קובן זוג ישאל את עצמו מה התוצאה שהוא רוצה להשיג ומה נדרש כדי להשיג את התוצאה הזאת.</text:p>
      <text:p text:style-name="Standard">התוצאה הכי רחוקה שאני יכולה לחשוב עליה.</text:p>
      <text:p text:style-name="Standard">כן. בסוף איך אני אדע שהצלחתי? אני הולכת להעביר הרצאה בזה. אני מוטרדת ממה יחשב מול קהל גדול. אני מוטרדת ממה יחשבו עליי. אני חסדת לתפקיד. אני רוצה לתת א שיחת פתיחה לכפיפים החדשים שלי. אני מטרדת ממה יגידו עליי. ממה להגיד אבל מה התוצאה שאני רוצה להשיג התוצאה שמה שאני רוצה להשיג יכולה להימד במה יקרה בשתי דקות שיחה שהם ילכו מהאודטוריום א לחדרים שלהם ואיזה מסר יש להם בראש עשו תוצאה תוצאה יכולה להיות עם איזה רעיון הם נשארו כלומר אני מותח את זה הכי רחוק שנראה לי לגיטימי עכשיו בוא נחזור לדוגמה היחסית מורכבת אם אני בא עב ונגיד שמקובל עלינו לימור שתוצאה לגיטימית כהורה זה ילד שצומח להיות בן אדם מאושר ונגיד שמקובל עלינו שכדי להיות מאושר אתה צריך לחיות בהלימה עם הרצונות שלך לשלם עם סך חלקיך ונגוע במוסר</text:p>
      <text:p text:style-name="Standard">עכשיו השאלה הבאה ותראי זה עבודת מטה זה לשאול מה מאפשר לבן אדם באשר הוא אדם לחיות בעלימים הרצונות שלו נכון ואת אותו דבר לעשות על לחיות שלם סך על הקו עכשיו בוא נתמקד רגע במה נדרש או מה צריך שיקרה כדי ש שבן אדם יהיה מאושר שיחי בלימים סך החלקים שלו מה אמור לא סליחה שיחי בעלימה עם הרצונות שלו מה מאפשר לבן אדם אה לחיות בלימים הרצונות שלו מה ילד צריך לעשות כדי לצמוח ולהיות בן אדם שחי בעלי מים עם רצונות שלו אז בוא בוא בוא נבדוק אחד הוא חייב לדעת מה הוא רוצה נכון עכשיו יכול להיות שאני כהורה כל פעם שילד שלי אומר אני רוצה משהו אומר אז מה אם אתה רוצה קודם כל תעשה מה שצריך דיברנו על זה כן</text:p>
      <text:p text:style-name="Standard">הוא יכול להגיד לי אני רוצה אופן יכול להגיד לו אז מה אז אתה רוצה אני רוצה להיות צייר אני רוצה להיות נגר אני רוצה להיות זמר ואני אומר לא לא זה לא ראלי זה לא רלוונטי זה מקדם אותו אל האושר חד וחלק לא אז בוא בוא נשים רגע את זה זריז אז א בוא נגיד שאני חוסך פה את העבודה ואני אגיד ככה כדי שבן אדם יחיה בעלימה עם הרצונות שלו הוא צריך לדעת מה הוא רוצה רוב אנשים לא יודעים <text:soft-page-break/>אז למה ככה פתאום הפסקה באמצע הפרק? גם כדי לתת לכם רגע לנשום ולהקל את החומר וגם כדי להכיר לכם את הקורס הדיגיטלי שהכנתי שנקרא איך לא מה שמואר צומח ומתאים לבוגרי הסדנאות המלאות וגם למי שרק מאזין לפודקאסט ארבעה שיעורים עמוקים ומונים על חוק הסיבה והתוצאה מה שמואר צומח איך משנים מיקודי שליטה וטכניקה מובנת ומוכחת לבריאת מציאות אני מלמד שם בצורה עמוקה ומסודרת את מה שהפודקאסט נוגע בו ברמיזה פשוט תלחצו על הלינק פה למטה ותמשיכו להעמיק ולהתפתח. זהו. נתראה עוד שנייה מהצד השני. אחרי שבן אדם יודע מה הוא רוצה, בוא נגיד שיש ילדים שיודעים מה שהם רוצים, אבל הם אה לא נאמנים לרצונות האלה שלהם. אומרים, "לא, לא מגיע לי ואי אפשר ובשביל מה ומה יגידו." נכון. זאת אומרת יש אנשים שלא יודעים מה הם רוצים, אבל יש אנשים שיודעים מה הם רוצים והם לא נאמנים ל הרצון של הים את זה עד הסוף</text:p>
      <text:p text:style-name="Standard">אז הם לא יכולים להיות מושרים אז אני צריך לגדל ילד שאחד הוא יודע מה הוא רוצה שתיים שהוא נאמן לרצונות שזה כבר מבאס כוריה כי אתה הולך לקבל הרבה קונטרולט מהילד שלך לא זה מה שאני רוצה שתוק לא זה מה שאני רוצה אוקיי בעיה קונפליקט עכשיו אם אני יודע מה אני רוצה וגידלתי ילד שנאמן לרצונות שלו מה הדבר הבא שנדרש כי יש בן אדם שיודע מה הוא רוצה ויש בן אדם שנאמן לרצונות שלו אבל אין לו את תחושת המסוגלות לדבר הזה אז אני צריך לגדל ילד שיודע למה הוא רוצה? נאמן לרצונות שלו ויש לו תחושת מסוגלות. נכון? מה הדבר האחרון?</text:p>
      <text:p text:style-name="Standard">מוסר.</text:p>
      <text:p text:style-name="Standard">לא עדיין בתוך הרצונות. הדבר הרצו אם בן אדם יודע מה הוא רוצה, יש לו תחושת מסוגלות, נאמן על הרצונות, יש תושת מסוגלות, צריך לקבל כלים. וואלה, אם אני גידלתי ילד שיודע מה הוא רוצה, נאמן הרצונות שלו, יש חוט סוגלות ויש לו את הכלים לממש, שיחקתי אותם. אני הצעדתי את הילד שלי אל עבר המטרה, אל החשיבה, אל התוצאה שאני רוצה להשיג כהורה. עכשיו בכלל דרך אגב במאמר מוסגר אם נעשה עכשיו ניקח 1000 הורים ונברר במה הם משקיעים יותר זמן בלברר ולטפח ילד שיודע מה הוא רוצה שנמן הרצונות שלו שתיים שלוש יש לו תחושת מסוגלות או ארבע בכלים את אגיד לי שרוב ההורים עסוקים בכלים כן עשיתי שורה בבית לא עשיתי שתורה בבית מקדישים את כל הזמן לכלים אבל מה מועילים לי כלים לאדם שלא יודע מה הוא רוצה לא נאמן לרצונות שלו ואין לו תחושת מסוגלות</text:p>
      <text:p text:style-name="Standard">להפך מי שיודע מה הוא רוצה ישיג את הכלים לבד אנחנו בכלל בפוקוס הלא נח נכון?</text:p>
      <text:p text:style-name="Standard">כן. אבל מפה תיגזר בעצם מהסביבה תיגזר תפיסת התפקיד שלי כהורה. לא מהסביבה. אם זו התוצאה שאני רוצה זה שאלה בדיוק במקום. אם זו התוצורה שאני התוצאה שאני רוצה להשיג ילד מאושר. כדי להשיג ילד מאושר פתחנו שלוש רובליקות, נכון? א בעלימה עם הרצון ועוד שתיים. עכשיו אנחנו מתמקדים באחת. וכדי להיות לחיות בהלימה עם הרצון, שזה תנאי לאושר, אני צריך לדעת מה אני רוצה, נאמן לרצונות שלי, תחושת מסוג לות וכלים. עכשיו באה תפיסת התפקיד ההורית. התפקיד שלי הוא לגדל ילד שיודע מה רוצה, נאמן לרצונות שלו, תחוסת משקולות שיוכל להשיג לעצמו כלים. זו תפיסת תפקיד. כי כשאני אעשה את זה אני לילד שלי להיות מאושר. וזה צריך לרדת לרמה של הביצוע. בוא נסביר. ופה זה יהיה מאוד ברור מה זו התנהגות ראקטיבית מתוך תפיסת תפקיד ומה זה התנהגות פרו. אקטיבית מתוך תפיסת תפקיד. עכשיו הילד שלי נופל מהאופניים, נפצע פציעה קלה. להרים אותו או לא להרים אותו. בתפיסת תפקיד לא מודעת. הפעולה שאני עושה היא מגיבה למצוות. אני רץ להרים אותו או רץ לא להרים אותו. אבל בתפיסת תפקיד מודעת, כל פעולה שלי, בהתחלה זה מרגיש מסורל, היא נגזרת של התוצאה שאני רוצה להשיג. הילד נפל עם האופניים, אני רוצה ילד מאושר. איך התחזה מצטמצם? אם הוא נפל מהאופניים ואני רוצה ילד מאושר אני שואל את עצמי איפה זה פוגש את תפיסת התפקיד זה מרגיש מסורבל בהתחלה תראי שזה בינתיים זה עובר נהדר</text:p>
      <text:p text:style-name="Standard">אוקיי הוא נפל מהאופניים אני רוצה ילד מאושר מרים או לא מרים</text:p>
      <text:p text:style-name="Standard">תלוי מה התחנות בדרך תעביר אותי את התחנות</text:p>
      <text:p text:style-name="Standard">יופי יודע מה הוא רוצה הוא רוצה שאני אעזור לו אה אה נאמן לרצונות שלו תחושת מסוגלות הופה תחושת מסוגלות היא תנאי לאושר כי מי שאין לו תחושת מסוגלות לא מממש רצונות יכול להיות שהבחירה הכי אינטליגנטית בניגוד לאינסטינקט ההורי שלי היא כרגע לא להרים את הילד ולתת לו להתמודד למרות שהוא כועס עליי ואולי אפילו שונא אותי ברגע הזה ואולי אפילו הסברה אומרת למה אתה לא עוזר לילד אני לא עוזר לילד כי אני אוהב אותו וכי אני רוצה שהוא יהיה מאושר והילד הזה צריך ללמוד ולגלות את תחושת המסוגלות שלו כי יתנא לאושר שלו והוא יעבוק ויקום וכשהוא יקום אנחנו נחזור לפודקאסט אני לא יודע איזה</text:p>
      <text:p text:style-name="Standard">של מה שמואר צומח ואני אגיד לו מדהים</text:p>
      <text:p text:style-name="Standard">מדהים תדע לך שאם הנחשות הזאתי שאתה קם ככה לבד אחרי נפילה אתה תוכל לממש את כל הרצונות שלך בחיים אני לקחתי אירוע אמיתי בחרתי בו תפיסת תפקיד שמשרטת את החשיבה התוצאתית שאני רוצה לקבל את התוצאה ארוכת הטווח רחוקת הטווח לא ארוכת הטווח שאני רוצה להשיג ובחרתי להעיר על התכונה שתשרט את זה ולכן אני יכול לבוא ולהגיד שתפיסת התפקיד שלי היא להעיר על תחושת ה מסוגלות של הילד שלי, תחושת התפקיד שלי אולי להאיר את תחושת המסוגלות של העובד שלי, אוקיי? אבל היא חייבת להיות נגזרת של ראייה רחוקה טווח.</text:p>
      <text:p text:style-name="Standard">אוקיי?</text:p>
      <text:p text:style-name="Standard"><text:soft-page-break/>מה היא התוצאה שאני רוצה להשיג? ופה משתנה א תפיסת תפקיד מלהיות ראקטיבית לפרואקטיבית. כלומר, היא עוסקת לא ב אני לא אהיה כמו אבא שלי או לא אהיה כמו אמא שלי, אלא איזה תוצר, סליחה, שאני מתייחס לילד כתוצר. אני רוצה לברוא. אני רוצה לברוא ילד מאושר. אז אם אתה רוצה לברוא ילד מאושר, הוא חייב להיות מחובר לרצונות שלו. גם אם זה מאוד מאוד לא נוח לך כי באותו רגע, הוא חייב לפתח תחושת מסוגלות, הוא חייב להיות נאמן לעצמו והוא חייב להשיג כלים ואז אני בוחר את הפעולות שלי ואתפיסת התפקיד שלי אל מול התוצאה ולא אל מול המציאות שמקפיצה אותי. אוקיי?</text:p>
      <text:p text:style-name="Standard">מדהים. אני רוצה שאנחנו נתקדם לסיום הפרק.</text:p>
      <text:p text:style-name="Standard">באמת?</text:p>
      <text:p text:style-name="Standard">כן. ברמר א בעצם מה שאתה אומר, התחלנו את הפרק מתפיסת תפקיד, אבל לא מתחילים את זה ככה בחיים. אנחנו מתחילים מהחשיבה התוצאתית הכי רחוקה שאנחנו יכולים לדמיין,</text:p>
      <text:p text:style-name="Standard">משם בעצם אנחנו שמים לנו אבני דרך, יוצרים את הסביבה כמו שאמרת, ומשם מגיעים לתפיסת תפקיד המודעת שלי כהורה, כבת זוג, א כעובדת, כמנהלת.</text:p>
      <text:p text:style-name="Standard">נכון, לא הייתי אומר סביבה, הייתי אומר פעולות. מה התוצאה שאני רוצה להשיג? איזה פעולות אני צריך אה לייצר? ואז מהו התפקיד של כלומר איך אני מייצר אה את הדבר הזה?</text:p>
      <text:p text:style-name="Standard">אז בעצם זה זה היה פרק על על משהו שהתחיל כמשהו שחשבתי שהוא יהיה א קשור לעולם העבודה ולממש תפיסת תפקיד ובעצם העברת אותנו לחשיבה תוצאתית רחוק רחוק ככל שנגיע רוצה להודות לך א ותודה לכם שהייתם איתנו אני הייתי לימור ריך תלשן ו נתראה ונשתמע בפרק הבא</text:p>
      <text:p text:style-name="Standard">להתראות סליחה, זה לא מה שהזמנתי.</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6T16:37:30.155291300</meta:creation-date>
    <dc:date>2025-11-16T16:43:56.665107800</dc:date>
    <meta:editing-duration>PT6M24S</meta:editing-duration>
    <meta:editing-cycles>8</meta:editing-cycles>
    <meta:generator>LibreOffice/25.8.2.2$Windows_X86_64 LibreOffice_project/d401f2107ccab8f924a8e2df40f573aab7605b6f</meta:generator>
    <meta:document-statistic meta:table-count="0" meta:image-count="0" meta:object-count="0" meta:page-count="6" meta:paragraph-count="88" meta:word-count="4457" meta:character-count="22375" meta:non-whitespace-character-count="18006"/>
  </office:meta>
</office:document-meta>
</file>